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6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6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8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8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126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54pt"/>
    </style:style>
    <style:style style:name="P2" style:family="paragraph">
      <style:paragraph-properties fo:text-align="center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  <style:text-properties fo:font-size="54pt" style:font-size-asian="13pt" style:font-size-complex="13pt"/>
    </style:style>
    <style:style style:name="P7" style:family="paragraph">
      <style:paragraph-properties fo:text-align="center"/>
      <style:text-properties fo:font-size="54pt" style:font-size-asian="13pt" style:font-size-complex="13pt"/>
    </style:style>
    <style:style style:name="P8" style:family="paragraph">
      <style:paragraph-properties fo:margin-top="0cm" fo:margin-bottom="0cm" fo:text-align="center"/>
      <style:text-properties fo:font-size="54pt"/>
    </style:style>
    <style:style style:name="P9" style:family="paragraph">
      <style:paragraph-properties fo:margin-left="0cm" fo:margin-right="0cm" fo:margin-top="0cm" fo:margin-bottom="0.423cm" fo:line-height="100%" fo:text-align="center" fo:text-indent="0cm"/>
      <style:text-properties fo:font-size="54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54pt"/>
    </style:style>
    <style:style style:name="P11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2" style:family="paragraph">
      <style:paragraph-properties fo:text-align="start"/>
      <style:text-properties fo:font-size="48pt"/>
    </style:style>
    <style:style style:name="P13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DejaVu Sans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dc5e7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Welcome to </text:span></text:p>
            <text:p text:style-name="P1"><text:span text:style-name="T1">Shaftesbury </text:span></text:p>
            <text:p text:style-name="P2"><text:span text:style-name="T1">United Chu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ea and coffee will be served after Worship</text:span></text:p>
            <text:p text:style-name="P1"><text:span text:style-name="T3"/></text:p>
            <text:p text:style-name="P2"><text:span text:style-name="T4">All are invit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This morning's worship will be led by</text:span></text:p>
            <text:p text:style-name="P1"><text:span text:style-name="T6"/></text:p>
            <text:p text:style-name="P6"><text:span text:style-name="T7">Mr Andrew Hardima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evening's worship at 6:00 pm will be led by</text:span></text:p>
            <text:p text:style-name="P1"><text:span text:style-name="T5"/></text:p>
            <text:p text:style-name="P6"><text:span text:style-name="T7">Rev Denise Binks</text:span></text:p>
            <text:p text:style-name="P6"><text:span text:style-name="T7">Incl holy commun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morning worship at 10:30 am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7">Mrs Christine Rog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>will be led by</text:span></text:p>
            <text:p text:style-name="P1"><text:span text:style-name="T2"/></text:p>
            <text:p text:style-name="P2"><text:span text:style-name="T7">Rev Duncan Gold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/></text:p>
            <text:p text:style-name="P6"><text:span text:style-name="T5">Churches Together</text:span></text:p>
            <text:p text:style-name="P6"><text:span text:style-name="T5">Advent Service</text:span></text:p>
            <text:p text:style-name="P7"><text:span text:style-name="T5">At Father’s House</text:span></text:p>
            <text:p text:style-name="P7"><text:span text:style-name="T5"/></text:p>
            <text:p text:style-name="P7"><text:span text:style-name="T5">NO Evening Worship 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</text:span></text:p>
            <text:p text:style-name="P1"><text:span text:style-name="T8">7:30pm</text:span></text:p>
            <text:p text:style-name="P1"><text:span text:style-name="T9"/></text:p>
            <text:p text:style-name="P2"><text:span text:style-name="T10">Members meeting (AGM)</text:span></text:p>
            <text:p text:style-name="P2"><text:span text:style-name="T10">All are urged to attend.</text:span></text:p>
            <text:p text:style-name="P2"><text:span text:style-name="T10">It may be possible to attend remotely via Facebook live. See Mart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10:30am - 11.30am </text:span></text:p>
            <text:p text:style-name="P1"><text:span text:style-name="T3"/></text:p>
            <text:p text:style-name="P2"><text:span text:style-name="T4">Prayer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7:00pm - 9.00pm </text:span></text:p>
            <text:p text:style-name="P1"><text:span text:style-name="T3"/></text:p>
            <text:p text:style-name="P2"><text:span text:style-name="T4">Autumn Course</text:span></text:p>
            <text:p text:style-name="P2"><text:span text:style-name="T4">Revelation </text:span></text:p>
            <text:p text:style-name="P2"><text:span text:style-name="T4">(letters to the churches). </text:span></text:p>
            <text:p text:style-name="P2"><text:span text:style-name="T4">Led by Rev Duncan</text:span></text:p>
            <text:p text:style-name="P2"><text:span text:style-name="T4">Goldi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00am - 11:00am</text:span><text:span text:style-name="T3"> </text:span></text:p>
            <text:p text:style-name="P1"><text:span text:style-name="T3"/></text:p>
            <text:p text:style-name="P1"><text:span text:style-name="T4">Roundabout Parent, Baby and Toddler Grou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30am - 10:30am </text:span></text:p>
            <text:p text:style-name="P1"><text:span text:style-name="T3"/></text:p>
            <text:p text:style-name="P2"><text:span text:style-name="T4">Clothing Exchan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10:30am – 12:00 </text:span></text:p>
            <text:p text:style-name="P1"><text:span text:style-name="T3"/></text:p>
            <text:p text:style-name="P2"><text:span text:style-name="T4">Bible Study meets at Alan’s Hou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ursday</text:span></text:p>
            <text:p text:style-name="P1"><text:span text:style-name="T2">2:30pm – 4:00pm</text:span></text:p>
            <text:p text:style-name="P1"><text:span text:style-name="T2">Sunshine hour</text:span></text:p>
            <text:p text:style-name="P1"><text:span text:style-name="T3"/></text:p>
            <text:p text:style-name="P8"><text:span text:style-name="T11">Chris with gentle exercises</text:span><text:span text:style-name="T7"> 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0:00am - 12:00</text:span><text:span text:style-name="T3"> </text:span></text:p>
            <text:p text:style-name="P1"><text:span text:style-name="T3"/></text:p>
            <text:p text:style-name="P2"><text:span text:style-name="T7">Tea, Coffee and Ch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2:00 - 1:00pm</text:span><text:span text:style-name="T3"> </text:span></text:p>
            <text:p text:style-name="P1"><text:span text:style-name="T3"/></text:p>
            <text:p text:style-name="P2"><text:span text:style-name="T4">Harvest Lunch for Christian Aid at Town Ha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8:30 – 10.00 am</text:span></text:p>
            <text:p text:style-name="P1"><text:span text:style-name="T6"/></text:p>
            <text:p text:style-name="P2"><text:span text:style-name="T7">Prayer Breakfa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12:30 – 2.30 pm</text:span></text:p>
            <text:p text:style-name="P1"><text:span text:style-name="T6"/></text:p>
            <text:p text:style-name="P2"><text:span text:style-name="T7">Bereavement Drop-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7" draw:master-page-name="SimpleDark2" presentation:presentation-page-layout-name="AL1T32">
        <office:forms form:automatic-focus="false" form:apply-design-mode="false"/>
        <draw:frame draw:style-name="gr5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5">5:00pm - 6:30pm</text:span><text:span text:style-name="T6"> </text:span></text:p>
            <text:p text:style-name="P1"><text:span text:style-name="T6"/></text:p>
            <text:p text:style-name="P9"><text:span text:style-name="T7">Saturday Youth Club</text:span></text:p>
            <text:p text:style-name="P2"><text:span text:style-name="T7">(7 – 12 year old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6"><text:s text:c="3"/></text:span><text:span text:style-name="T5">10:00am</text:span><text:span text:style-name="T6"> </text:span></text:p>
            <text:p text:style-name="P1"><text:span text:style-name="T6"/></text:p>
            <text:p text:style-name="P1"><text:span text:style-name="T7">Walking group meets</text:span></text:p>
            <text:p text:style-name="P2"><text:span text:style-name="T7">venue to be advis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SimpleDark2" presentation:presentation-page-layout-name="AL1T32">
        <office:forms form:automatic-focus="false" form:apply-design-mode="false"/>
        <draw:frame draw:style-name="gr6" draw:text-style-name="P3" draw:layer="layout" svg:width="26.13cm" svg:height="19.376cm" svg:x="1.008cm" svg:y="1.008cm">
          <draw:text-box>
            <text:p text:style-name="P1"><text:span text:style-name="T8"/></text:p>
            <text:p text:style-name="P1"><text:span text:style-name="T8">Help please</text:span></text:p>
            <text:p text:style-name="P1"><text:span text:style-name="T10"/></text:p>
            <text:p text:style-name="P10"><text:span text:style-name="T10">Shaftesbury childrens’ centre would like some ‘one off’ help getting their garden into a usable state.</text:span></text:p>
            <text:p text:style-name="P10"><text:span text:style-name="T10"/></text:p>
            <text:p text:style-name="P10"><text:span text:style-name="T10">See Martin if you can help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re information about church events can be found on the noticeboard and/or the website at</text:span></text:p>
            <text:p text:style-name="P1"><text:span text:style-name="T3"/></text:p>
            <text:p text:style-name="P2"><text:span text:style-name="T4">www.shaftesburyuc.org.u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12"/></text:p>
            <text:p text:style-name="P1"><text:span text:style-name="T12">Font: 54</text:span></text:p>
            <text:p text:style-name="P1"><text:span text:style-name="T12">Colour: Yellow (no number)</text:span><text:span text:style-name="T6"> </text:span></text:p>
            <text:p text:style-name="P1"><text:span text:style-name="T6"/></text:p>
            <text:p text:style-name="P1"><text:span text:style-name="T7">Font: 54</text:span></text:p>
            <text:p text:style-name="P1"><text:span text:style-name="T7">Colour: Light Teal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SimpleDark2" presentation:presentation-page-layout-name="AL1T32">
        <office:forms form:automatic-focus="false" form:apply-design-mode="false"/>
        <draw:frame draw:style-name="gr3" draw:text-style-name="P11" draw:layer="layout" svg:width="26.13cm" svg:height="18.942cm" svg:x="1.008cm" svg:y="1.008cm">
          <draw:text-box>
            <text:p text:style-name="P2"><text:span text:style-name="T13"/></text:p>
            <text:p text:style-name="P2"><text:span text:style-name="T13">sdfgdfgdf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SimpleDark2" presentation:presentation-page-layout-name="AL1T32">
        <office:forms form:automatic-focus="false" form:apply-design-mode="false"/>
        <draw:frame presentation:style-name="pr2" draw:text-style-name="P13" draw:layer="layout" svg:width="25.098cm" svg:height="18.48cm" svg:x="1.4cm" svg:y="1.364cm" presentation:class="subtitle" presentation:user-transformed="true">
          <draw:text-box>
            <text:p text:style-name="P12">adgdgadf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1"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1H23M6S</meta:editing-duration>
    <meta:editing-cycles>63</meta:editing-cycles>
    <meta:generator>LibreOffice/6.0.6.2$Linux_X86_64 LibreOffice_project/00m0$Build-2</meta:generator>
    <dc:date>2018-11-24T22:32:41.146266583</dc:date>
    <meta:document-statistic meta:object-count="1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